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png" manifest:full-path="Pictures/10000000000000590000004729658D85.png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3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4" style:family="graphic" style:parent-style-name="standard">
      <style:graphic-properties draw:stroke="none" draw:fill="none" draw:fill-color="#ffffff" fo:min-height="1.181cm"/>
    </style:style>
    <style:style style:name="gr5" style:family="graphic" style:parent-style-name="Braket">
      <style:graphic-properties draw:textarea-horizontal-align="center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8" style:family="graphic" style:parent-style-name="standard">
      <style:graphic-properties draw:stroke="none" draw:fill="none" draw:fill-color="#ffffff" fo:min-height="0.8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pr1" style:family="presentation" style:parent-style-name="WP-title">
      <style:graphic-properties draw:fill-color="#ffffff" draw:auto-grow-height="true" fo:min-height="7.25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outline1">
      <style:graphic-properties draw:fill-color="#ffffff" draw:auto-grow-height="true" draw:auto-grow-width="true" fo:min-height="10.092cm"/>
    </style:style>
    <style:style style:name="pr4" style:family="presentation" style:parent-style-name="NormalIntro-title">
      <style:graphic-properties draw:fill-color="#ffffff" draw:auto-grow-height="true" fo:min-height="3.507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title">
      <style:graphic-properties draw:fill-color="#ffffff" draw:auto-grow-height="true" fo:min-height="3.507cm"/>
    </style:style>
    <style:style style:name="pr9" style:family="presentation" style:parent-style-name="Normal1-outline1">
      <style:graphic-properties draw:fill-color="#ffffff" draw:auto-grow-height="true" fo:min-height="13.622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6">
      <style:graphic-properties draw:fill-color="#ffffff" draw:auto-grow-height="true" fo:min-height="9.664cm"/>
    </style:style>
    <style:style style:name="pr12" style:family="presentation" style:parent-style-name="Section-title">
      <style:graphic-properties draw:fill-color="#ffffff" draw:textarea-vertical-align="middle" draw:auto-grow-height="true" fo:min-height="3.503cm"/>
    </style:style>
    <style:style style:name="pr13" style:family="presentation" style:parent-style-name="Section-notes" style:list-style-name="L7">
      <style:graphic-properties draw:fill-color="#ffffff" draw:auto-grow-height="true" fo:min-height="11.431cm"/>
    </style:style>
    <style:style style:name="pr14" style:family="presentation" style:parent-style-name="Normal1-outline1">
      <style:graphic-properties draw:fill-color="#ffffff" draw:auto-grow-height="true" draw:auto-grow-width="true" fo:min-height="13.749cm"/>
    </style:style>
    <style:style style:name="pr15" style:family="presentation" style:parent-style-name="Normal1-notes">
      <style:graphic-properties draw:fill-color="#ffffff" fo:min-height="11.411cm"/>
    </style:style>
    <style:style style:name="pr16" style:family="presentation" style:parent-style-name="Normal1-outline1">
      <style:graphic-properties draw:fill-color="#ffffff" draw:auto-grow-height="true" draw:auto-grow-width="true" fo:min-height="14.627cm"/>
    </style:style>
    <style:style style:name="pr17" style:family="presentation" style:parent-style-name="Normal1-outline1">
      <style:graphic-properties draw:fill-color="#ffffff" draw:auto-grow-height="true" draw:auto-grow-width="true" fo:min-height="9.601cm"/>
    </style:style>
    <style:style style:name="pr18" style:family="presentation" style:parent-style-name="Section-notes" style:list-style-name="L7">
      <style:graphic-properties draw:fill-color="#ffffff" draw:auto-grow-height="true" fo:min-height="11.431cm"/>
    </style:style>
    <style:style style:name="pr19" style:family="presentation" style:parent-style-name="Normal1-outline1">
      <style:graphic-properties draw:fill-color="#ffffff" draw:auto-grow-height="true" draw:auto-grow-width="true" fo:min-height="12.311cm"/>
    </style:style>
    <style:style style:name="pr20" style:family="presentation" style:parent-style-name="Normal1-outline1">
      <style:graphic-properties draw:fill-color="#ffffff" draw:auto-grow-height="true" draw:auto-grow-width="true" fo:min-height="10.056cm"/>
    </style:style>
    <style:style style:name="pr21" style:family="presentation" style:parent-style-name="Normal1-outline1">
      <style:graphic-properties draw:fill-color="#ffffff" draw:auto-grow-height="true" draw:auto-grow-width="true" fo:min-height="11.109cm"/>
    </style:style>
    <style:style style:name="pr22" style:family="presentation" style:parent-style-name="Section-notes" style:list-style-name="L7">
      <style:graphic-properties draw:fill-color="#ffffff" draw:auto-grow-height="true" fo:min-height="11.431cm"/>
    </style:style>
    <style:style style:name="pr23" style:family="presentation" style:parent-style-name="Normal1-outline1">
      <style:graphic-properties draw:fill-color="#ffffff" draw:auto-grow-height="true" draw:auto-grow-width="true" fo:min-height="13.236cm"/>
    </style:style>
    <style:style style:name="pr24" style:family="presentation" style:parent-style-name="Normal1-outline1">
      <style:graphic-properties draw:fill-color="#ffffff" draw:auto-grow-height="true" draw:auto-grow-width="true" fo:min-height="13.83cm"/>
    </style:style>
    <style:style style:name="pr25" style:family="presentation" style:parent-style-name="Normal1-outline1">
      <style:graphic-properties draw:fill-color="#ffffff" draw:auto-grow-height="true" draw:auto-grow-width="true" fo:min-height="13.539cm"/>
    </style:style>
    <style:style style:name="pr26" style:family="presentation" style:parent-style-name="Normal1-outline1">
      <style:graphic-properties draw:fill-color="#ffffff" draw:auto-grow-height="true" draw:auto-grow-width="true" fo:min-height="9.843cm"/>
    </style:style>
    <style:style style:name="pr27" style:family="presentation" style:parent-style-name="Section-notes" style:list-style-name="L7">
      <style:graphic-properties draw:fill-color="#ffffff" draw:auto-grow-height="true" fo:min-height="11.431cm"/>
    </style:style>
    <style:style style:name="pr28" style:family="presentation" style:parent-style-name="Normal1-subtitle" style:list-style-name="L6">
      <style:graphic-properties draw:fill-color="#ffffff" draw:auto-grow-height="true" fo:min-height="6.582cm"/>
    </style:style>
    <style:style style:name="pr29" style:family="presentation" style:parent-style-name="Section-notes" style:list-style-name="L7">
      <style:graphic-properties draw:fill-color="#ffffff" draw:auto-grow-height="true" fo:min-height="11.431cm"/>
    </style:style>
    <style:style style:name="pr30" style:family="presentation" style:parent-style-name="Normal1-outline1">
      <style:graphic-properties draw:fill-color="#ffffff" draw:auto-grow-height="true" draw:auto-grow-width="true" fo:min-height="10.388cm"/>
    </style:style>
    <style:style style:name="P1" style:family="paragraph">
      <style:paragraph-properties fo:margin-left="0cm" fo:margin-right="0cm" fo:margin-top="0cm" fo:margin-bottom="1.524cm" fo:line-height="100%" fo:text-align="start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  <style:text-properties fo:font-size="28pt"/>
    </style:style>
    <style:style style:name="P7" style:family="paragraph">
      <style:paragraph-properties fo:margin-left="0cm" fo:margin-right="0cm" fo:text-indent="0cm"/>
      <style:text-properties fo:font-size="10pt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P9" style:family="paragraph">
      <style:paragraph-properties fo:margin-left="1.219cm" fo:margin-right="0cm" fo:text-align="center" text:enable-numbering="false" fo:text-indent="-0.791cm"/>
    </style:style>
    <style:style style:name="P10" style:family="paragraph">
      <style:paragraph-properties fo:margin-left="1.219cm" fo:margin-right="0cm" fo:text-align="center" text:enable-numbering="false" fo:text-indent="-0.791cm"/>
      <style:text-properties fo:color="#000080" fo:font-size="36pt"/>
    </style:style>
    <style:style style:name="P11" style:family="paragraph">
      <style:paragraph-properties fo:margin-left="0cm" fo:margin-right="0cm" fo:margin-top="0.42cm" fo:margin-bottom="0.35cm" fo:text-indent="0cm"/>
      <style:text-properties fo:font-size="10pt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margin-left="2.4cm" fo:margin-right="0cm" fo:text-indent="-0.8cm">
        <style:tab-stops>
          <style:tab-stop style:position="5.423cm"/>
        </style:tab-stops>
      </style:paragraph-properties>
    </style:style>
    <style:style style:name="P14" style:family="paragraph">
      <style:paragraph-properties fo:margin-left="2.4cm" fo:margin-right="0cm" fo:text-indent="-0.8cm">
        <style:tab-stops>
          <style:tab-stop style:position="5.139cm"/>
        </style:tab-stops>
      </style:paragraph-properties>
    </style:style>
    <style:style style:name="P15" style:family="paragraph">
      <style:paragraph-properties fo:margin-left="2.4cm" fo:margin-right="0cm" text:enable-numbering="false" fo:text-indent="-0.8cm">
        <style:tab-stops>
          <style:tab-stop style:position="5.139cm"/>
        </style:tab-stops>
      </style:paragraph-properties>
    </style:style>
    <style:style style:name="P16" style:family="paragraph">
      <style:paragraph-properties fo:margin-left="2.4cm" fo:margin-right="0cm" text:enable-numbering="false" fo:text-indent="-0.8cm"/>
    </style:style>
    <style:style style:name="P17" style:family="paragraph">
      <style:paragraph-properties fo:margin-left="1.2cm" fo:margin-right="0cm" fo:text-indent="-0.9cm"/>
      <style:text-properties fo:font-family="Arial" style:font-family-generic="swiss" style:font-pitch="variable" style:text-scale="100%"/>
    </style:style>
    <style:style style:name="P18" style:family="paragraph">
      <style:paragraph-properties fo:margin-left="0.454cm" fo:margin-right="0cm" fo:text-indent="-0.454cm"/>
      <style:text-properties fo:font-size="1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language="pl" fo:country="PL"/>
    </style:style>
    <style:style style:name="T6" style:family="text">
      <style:text-properties fo:font-size="28pt"/>
    </style:style>
    <style:style style:name="T7" style:family="text">
      <style:text-properties fo:font-size="10pt"/>
    </style:style>
    <style:style style:name="T8" style:family="text">
      <style:text-properties fo:color="#000080" fo:font-size="36pt"/>
    </style:style>
    <style:style style:name="T9" style:family="text">
      <style:text-properties fo:color="#800000" fo:font-size="36pt"/>
    </style:style>
    <style:style style:name="T10" style:family="text">
      <style:text-properties fo:font-family="'Courier New'" style:font-pitch="fixed" fo:font-size="26pt"/>
    </style:style>
    <style:style style:name="T11" style:family="text">
      <style:text-properties fo:font-family="Arial" style:font-family-generic="swiss" style:font-pitch="variable" fo:font-size="32pt" style:font-size-asian="32pt" style:font-size-complex="32pt"/>
    </style:style>
    <style:style style:name="T12" style:family="text">
      <style:text-properties fo:font-family="Arial" style:font-family-generic="swiss" style:font-pitch="variable" fo:font-size="26pt"/>
    </style:style>
    <style:style style:name="T13" style:family="text">
      <style:text-properties fo:font-family="'Courier New'" style:font-pitch="fixed" fo:font-size="26pt" style:font-family-asian="'Courier New'" style:font-pitch-asian="fixed" style:font-family-complex="'Courier New'" style:font-pitch-complex="fixed"/>
    </style:style>
    <style:style style:name="T14" style:family="text">
      <style:text-properties fo:font-family="Arial" style:font-family-generic="swiss" style:font-pitch="variable"/>
    </style:style>
    <style:style style:name="T15" style:family="text">
      <style:text-properties fo:font-family="'Courier New'" style:font-pitch="fixed"/>
    </style:style>
    <style:style style:name="T16" style:family="text">
      <style:text-properties fo:color="#800000"/>
    </style:style>
    <style:style style:name="T17" style:family="text">
      <style:text-properties fo:font-family="'Courier New'" style:font-pitch="fixed" style:text-scale="85%"/>
    </style:style>
    <style:style style:name="T18" style:family="text">
      <style:text-properties style:text-scale="85%"/>
    </style:style>
    <style:style style:name="T19" style:family="text">
      <style:text-properties fo:font-family="Arial" style:font-family-generic="swiss" style:font-pitch="variable" style:text-scale="100%"/>
    </style:style>
    <style:style style:name="T20" style:family="text">
      <style:text-properties fo:font-family="'Courier New'" style:font-pitch="fixed" style:text-scale="100%"/>
    </style:style>
    <style:style style:name="T21" style:family="text">
      <style:text-properties fo:font-family="Arial" style:font-family-generic="swiss" style:font-pitch="variable" fo:font-size="32pt" style:font-size-asian="32pt" style:font-size-complex="32pt" style:text-scale="100%"/>
    </style:style>
    <style:style style:name="T22" style:family="text">
      <style:text-properties fo:font-family="'Courier New'" style:font-pitch="fixed" fo:font-size="26pt" style:font-size-asian="32pt" style:font-size-complex="32pt" style:text-scale="100%"/>
    </style:style>
    <style:style style:name="T23" style:family="text">
      <style:text-properties fo:font-family="'Courier New'" style:font-family-generic="modern" style:font-pitch="fixed"/>
    </style:style>
    <style:style style:name="T24" style:family="text">
      <style:text-properties fo:font-family="'Courier New'" style:font-pitch="fixed" fo:font-size="26pt" style:text-scale="85%"/>
    </style:style>
    <text:list-style style:name="L1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7.707cm" svg:height="7.258cm" svg:x="9.17cm" svg:y="3.791cm" presentation:class="title" presentation:user-transformed="true">
          <draw:text-box>
            <text:p text:style-name="P1"><text:span text:style-name="T1">Programowanie komputerów I</text:span><text:span text:style-name="T2"><text:line-break/></text:span><text:span text:style-name="T3"><text:line-break/></text:span><text:span text:style-name="T4">Archiwa Javy (JAR)</text:span><text:span text:style-name="T4"><text:line-break/></text:span><text:span text:style-name="T4"><text:line-break/></text:span><text:span text:style-name="T4">Refleksja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NormalIntro" presentation:presentation-page-layout-name="AL2T1">
        <office:forms form:automatic-focus="false" form:apply-design-mode="false"/>
        <draw:frame presentation:style-name="pr3" draw:text-style-name="P4" draw:layer="layout" svg:width="11.066cm" svg:height="10.092cm" svg:x="9.06cm" svg:y="7.604cm" presentation:class="outline" presentation:user-transformed="true">
          <draw:text-box>
            <text:list text:style-name="L2">
              <text:list-item>
                <text:p text:id="id1" text:style-name="P4">Cel(e) wykładu</text:p>
              </text:list-item>
            </text:list>
            <text:list text:style-name="L2">
              <text:list-item>
                <text:p text:id="id2" text:style-name="P4">CLASSPATH</text:p>
              </text:list-item>
            </text:list>
            <text:list text:style-name="L2">
              <text:list-item>
                <text:p text:id="id3" text:style-name="P4">Archiwa Javy (JAR)</text:p>
              </text:list-item>
            </text:list>
            <text:list text:style-name="L2">
              <text:list-item>
                <text:p text:id="id4" text:style-name="P4">Refleksja</text:p>
              </text:list-item>
            </text:list>
            <text:list text:style-name="L2">
              <text:list-item>
                <text:p text:id="id5" text:style-name="P4">Przykłady</text:p>
              </text:list-item>
            </text:list>
            <text:list text:style-name="L2">
              <text:list-item>
                <text:p text:id="id6" text:style-name="P4">Podsumowanie</text:p>
              </text:list-item>
            </text:list>
          </draw:text-box>
        </draw:frame>
        <draw:frame presentation:style-name="pr4" draw:text-style-name="P5" draw:layer="layout" svg:width="26.83cm" svg:height="3.507cm" svg:x="1.17cm" svg:y="0.643cm" presentation:class="title">
          <draw:text-box>
            <text:p text:style-name="P5">Agend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" anim:sub-item="text" smil:attributeName="visibility" smil:to="visible"/>
                  <anim:transitionFilter smil:dur="0.1s" smil:targetElement="id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" anim:sub-item="text" smil:attributeName="visibility" smil:to="visible"/>
                  <anim:transitionFilter smil:dur="0.1s" smil:targetElement="id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3" anim:sub-item="text" smil:attributeName="visibility" smil:to="visible"/>
                  <anim:transitionFilter smil:dur="0.1s" smil:targetElement="id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4" anim:sub-item="text" smil:attributeName="visibility" smil:to="visible"/>
                  <anim:transitionFilter smil:dur="0.1s" smil:targetElement="id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5" anim:sub-item="text" smil:attributeName="visibility" smil:to="visible"/>
                  <anim:transitionFilter smil:dur="0.1s" smil:targetElement="id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6" anim:sub-item="text" smil:attributeName="visibility" smil:to="visible"/>
                  <anim:transitionFilter smil:dur="0.1s" smil:targetElement="id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LectureGoals" draw:style-name="dp1" draw:master-page-name="Section" presentation:presentation-page-layout-name="AL3T19">
        <office:forms form:automatic-focus="false" form:apply-design-mode="false"/>
        <draw:frame presentation:style-name="pr6" draw:text-style-name="P5" draw:layer="layout" svg:width="14.7cm" svg:height="4.252cm" svg:x="4.1cm" svg:y="8.042cm" presentation:class="title" presentation:user-transformed="true">
          <draw:text-box>
            <text:p text:style-name="P5">Cel(e) wykładu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652cm" svg:height="3.507cm" svg:x="1.715cm" svg:y="0.643cm" presentation:class="title" presentation:user-transformed="true">
          <draw:text-box>
            <text:p text:style-name="P5">Przegląd wykładu</text:p>
          </draw:text-box>
        </draw:frame>
        <draw:frame presentation:style-name="pr9" draw:text-style-name="P4" draw:layer="layout" svg:width="18.26cm" svg:height="13.622cm" svg:x="5.814cm" svg:y="5.438cm" presentation:class="outline" presentation:user-transformed="true">
          <draw:text-box>
            <text:list text:style-name="L2">
              <text:list-item>
                <text:p text:style-name="P4">8: Przykład <text:span text:style-name="T5">podsumowujący</text:span></text:p>
              </text:list-item>
            </text:list>
            <text:list text:style-name="L2">
              <text:list-item>
                <text:p text:style-name="P4">9: Pakiet standardowy</text:p>
              </text:list-item>
            </text:list>
            <text:list text:style-name="L2">
              <text:list-item>
                <text:p text:style-name="P4">10: Interfejsy graficzne – AWT</text:p>
              </text:list-item>
            </text:list>
            <text:list text:style-name="L2">
              <text:list-item>
                <text:p text:style-name="P4">11: Interfejsy graficzne – Swing</text:p>
              </text:list-item>
            </text:list>
            <text:list text:style-name="L2">
              <text:list-item>
                <text:p text:style-name="P4">12: Programowanie We/Wy</text:p>
              </text:list-item>
            </text:list>
            <text:list text:style-name="L2">
              <text:list-item>
                <text:p text:style-name="P4">13: Programowanie sieciowe</text:p>
              </text:list-item>
            </text:list>
            <text:list text:style-name="L2">
              <text:list-item>
                <text:p text:style-name="P4">14: JAR &amp; Refleksja</text:p>
              </text:list-item>
            </text:list>
            <text:list text:style-name="L2">
              <text:list-item>
                <text:p text:style-name="P4">15: Podsumowanie</text:p>
              </text:list-item>
            </text:list>
          </draw:text-box>
        </draw:frame>
        <draw:rect draw:style-name="gr1" draw:text-style-name="P6" draw:layer="layout" svg:width="13.684cm" svg:height="1.432cm" draw:transform="rotate (1.5707963267946) translate (4.419cm 19.072cm)">
          <text:p text:style-name="P5"><text:span text:style-name="T6">Java</text:span></text:p>
        </draw:rect>
        <draw:frame draw:style-name="gr2" draw:text-style-name="P7" draw:layer="layout" svg:width="1.196cm" svg:height="6.953cm" svg:x="0cm" svg:y="14.046cm">
          <draw:text-box>
            <text:p text:style-name="P5"><text:span text:style-name="T7">C</text:span></text:p>
            <text:p text:style-name="P5"><text:span text:style-name="T7">E</text:span></text:p>
            <text:p text:style-name="P5"><text:span text:style-name="T7">L</text:span></text:p>
            <text:p text:style-name="P5"><text:span text:style-name="T7">E</text:span></text:p>
            <text:p text:style-name="P5"><text:span text:style-name="T7"/></text:p>
            <text:p text:style-name="P5"><text:span text:style-name="T7">W</text:span></text:p>
            <text:p text:style-name="P5"><text:span text:style-name="T7">Y</text:span></text:p>
            <text:p text:style-name="P5"><text:span text:style-name="T7">K</text:span></text:p>
            <text:p text:style-name="P5"><text:span text:style-name="T7">Ł</text:span></text:p>
            <text:p text:style-name="P5"><text:span text:style-name="T7">A</text:span></text:p>
            <text:p text:style-name="P5"><text:span text:style-name="T7">D</text:span></text:p>
            <text:p text:style-name="P5"><text:span text:style-name="T7">U</text:span></text:p>
          </draw:text-box>
        </draw:frame>
        <draw:rect draw:style-name="gr3" draw:id="id7" draw:layer="layout" svg:width="18.729cm" svg:height="1.731cm" svg:x="6.038cm" svg:y="15.815cm" draw:corner-radius="0.5cm">
          <text:p text:style-name="P5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7" smil:attributeName="visibility" smil:to="visible"/>
                  <anim:transitionFilter smil:dur="0.5s" smil:targetElement="id7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rmal1" presentation:presentation-page-layout-name="AL1T0">
        <office:forms form:automatic-focus="false" form:apply-design-mode="false"/>
        <draw:g>
          <draw:frame presentation:style-name="pr11" draw:text-style-name="P10" draw:layer="layout" svg:width="10.04cm" svg:height="9.664cm" svg:x="9.578cm" svg:y="7.29cm">
            <draw:text-box>
              <text:p text:style-name="P9"><text:span text:style-name="T8">Wprowadzić </text:span><text:span text:style-name="T9">archiwa (JAR) </text:span><text:span text:style-name="T8">i </text:span><text:span text:style-name="T9">refleksję</text:span><text:span text:style-name="T8"> w Javie</text:span></text:p>
            </draw:text-box>
          </draw:frame>
          <draw:frame draw:style-name="gr4" draw:text-style-name="P11" draw:layer="layout" svg:width="0.004cm" svg:height="1.181cm" svg:x="14.596cm" svg:y="11.353cm">
            <draw:text-box>
              <text:p text:style-name="P5"/>
            </draw:text-box>
          </draw:frame>
          <draw:polyline draw:style-name="gr5" draw:layer="layout" svg:width="10.417cm" svg:height="0.924cm" svg:x="9.389cm" svg:y="7.909cm" svg:viewBox="0 0 10418 925" draw:points="0,925 0,0 10418,0 10418,847">
            <text:p text:style-name="P5"/>
          </draw:polyline>
          <draw:polyline draw:style-name="gr5" draw:layer="layout" svg:width="10.417cm" svg:height="0.924cm" draw:transform="rotate (3.1415926535892) translate (19.8070000000028cm 16.408cm)" svg:viewBox="0 0 10418 925" draw:points="10418,-31891 10418,-32816 0,-32816 0,-31969">
            <text:p text:style-name="P5"/>
          </draw:polyline>
        </draw:g>
        <draw:frame presentation:style-name="pr8" draw:text-style-name="P5" draw:layer="layout" svg:width="26.803cm" svg:height="3.507cm" svg:x="1.196cm" svg:y="0.643cm" presentation:class="title">
          <draw:text-box>
            <text:p text:style-name="P5">Cel na dziś</text:p>
          </draw:text-box>
        </draw:frame>
        <draw:frame draw:style-name="gr2" draw:text-style-name="P7" draw:layer="layout" svg:width="1.196cm" svg:height="6.953cm" svg:x="0cm" svg:y="14.046cm">
          <draw:text-box>
            <text:p text:style-name="P5"><text:span text:style-name="T7">C</text:span></text:p>
            <text:p text:style-name="P5"><text:span text:style-name="T7">E</text:span></text:p>
            <text:p text:style-name="P5"><text:span text:style-name="T7">L</text:span></text:p>
            <text:p text:style-name="P5"><text:span text:style-name="T7">E</text:span></text:p>
            <text:p text:style-name="P5"><text:span text:style-name="T7"/></text:p>
            <text:p text:style-name="P5"><text:span text:style-name="T7">W</text:span></text:p>
            <text:p text:style-name="P5"><text:span text:style-name="T7">Y</text:span></text:p>
            <text:p text:style-name="P5"><text:span text:style-name="T7">K</text:span></text:p>
            <text:p text:style-name="P5"><text:span text:style-name="T7">Ł</text:span></text:p>
            <text:p text:style-name="P5"><text:span text:style-name="T7">A</text:span></text:p>
            <text:p text:style-name="P5"><text:span text:style-name="T7">D</text:span></text:p>
            <text:p text:style-name="P5"><text:span text:style-name="T7">U</text:span></text:p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10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lasspath" draw:style-name="dp1" draw:master-page-name="Section" presentation:presentation-page-layout-name="AL3T19">
        <office:forms form:automatic-focus="false" form:apply-design-mode="false"/>
        <draw:frame presentation:style-name="pr12" draw:text-style-name="P5" draw:layer="layout" svg:width="14.7cm" svg:height="3.503cm" svg:x="3.8cm" svg:y="8.416cm" presentation:class="title" presentation:user-transformed="true">
          <draw:text-box>
            <text:p text:style-name="P5">CLASSPATH</text:p>
          </draw:text-box>
        </draw:frame>
        <presentation:notes draw:style-name="dp2">
          <draw:page-thumbnail draw:style-name="gr6" draw:layer="layout" svg:width="12.7cm" svg:height="9.525cm" svg:x="4.175cm" svg:y="3.005cm" draw:page-number="6" presentation:class="page"/>
          <draw:frame presentation:style-name="pr13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Running Programs" draw:style-name="dp1" draw:master-page-name="Normal1" presentation:presentation-page-layout-name="AL2T1">
        <office:forms form:automatic-focus="false" form:apply-design-mode="false"/>
        <draw:frame presentation:style-name="pr14" draw:text-style-name="P4" draw:layer="layout" svg:width="21.113cm" svg:height="13.749cm" svg:x="4.041cm" svg:y="5.738cm" presentation:class="outline" presentation:user-transformed="true">
          <draw:text-box>
            <text:list text:style-name="L2">
              <text:list-item>
                <text:p text:id="id8" text:style-name="P4">W Eclipse</text:p>
              </text:list-item>
            </text:list>
            <text:list text:style-name="L2">
              <text:list-item>
                <text:p text:id="id9" text:style-name="P4">Za pomocą JDK</text:p>
              </text:list-item>
            </text:list>
            <text:list text:style-name="L2">
              <text:list-item>
                <text:list>
                  <text:list-item>
                    <text:p text:id="id10" text:style-name="P12"><text:span text:style-name="T10">java &lt;pełnaNazwaKlasy&gt; &lt;argumenty&gt;</text:span></text:p>
                  </text:list-item>
                </text:list>
              </text:list-item>
            </text:list>
            <text:list text:style-name="L2">
              <text:list-item>
                <text:p text:id="id11" text:style-name="P4">Przykład</text:p>
              </text:list-item>
            </text:list>
            <text:list text:style-name="L2">
              <text:list-item>
                <text:list>
                  <text:list-item>
                    <text:p text:id="id12" text:style-name="P12"><text:span text:style-name="T10">java pl.kti.CompProg.BasketDem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" text:style-name="P12"><text:span text:style-name="T10">java pl.kti.CompProg.Calc 12 64</text:span></text:p>
                  </text:list-item>
                </text:list>
              </text:list-item>
            </text:list>
            <text:list text:style-name="L2">
              <text:list-item>
                <text:p text:id="id14" text:style-name="P4"><text:span text:style-name="T11">Uwaga!</text:span></text:p>
              </text:list-item>
            </text:list>
            <text:list text:style-name="L2">
              <text:list-item>
                <text:list>
                  <text:list-item>
                    <text:p text:id="id15" text:style-name="P13"><text:span text:style-name="T12">Kompilacja</text:span><text:span text:style-name="T12"><text:tab/></text:span><text:span text:style-name="T10">klasa.java </text:span><text:span text:style-name="T13">→ klasa</text:span><text:span text:style-name="T10">.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" text:style-name="P13"><text:span text:style-name="T12">Interpretacja</text:span><text:span text:style-name="T12"><text:tab/></text:span><text:span text:style-name="T10">java klasa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196cm" svg:height="6.953cm" svg:x="0cm" svg:y="14.049cm">
          <draw:text-box>
            <text:p text:style-name="P5">C</text:p>
            <text:p text:style-name="P5">L</text:p>
            <text:p text:style-name="P5">A</text:p>
            <text:p text:style-name="P5">S</text:p>
            <text:p text:style-name="P5">S</text:p>
            <text:p text:style-name="P5">P</text:p>
            <text:p text:style-name="P5">A</text:p>
            <text:p text:style-name="P5">T</text:p>
            <text:p text:style-name="P5">H</text:p>
          </draw:text-box>
        </draw:frame>
        <draw:frame presentation:style-name="pr8" draw:text-style-name="P5" draw:layer="layout" svg:width="26.803cm" svg:height="3.507cm" svg:x="1.197cm" svg:y="0.559cm" presentation:class="title">
          <draw:text-box>
            <text:p text:style-name="P5">Uruchomienie programów w Javi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" anim:sub-item="text" smil:attributeName="visibility" smil:to="visible"/>
                  <anim:transitionFilter smil:dur="1s" smil:targetElement="id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" anim:sub-item="text" smil:attributeName="visibility" smil:to="visible"/>
                  <anim:transitionFilter smil:dur="1s" smil:targetElement="id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" anim:sub-item="text" smil:attributeName="visibility" smil:to="visible"/>
                  <anim:transitionFilter smil:dur="1s" smil:targetElement="id1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" anim:sub-item="text" smil:attributeName="visibility" smil:to="visible"/>
                  <anim:transitionFilter smil:dur="1s" smil:targetElement="id1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2" anim:sub-item="text" smil:attributeName="visibility" smil:to="visible"/>
                  <anim:transitionFilter smil:dur="1s" smil:targetElement="id1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3" anim:sub-item="text" smil:attributeName="visibility" smil:to="visible"/>
                  <anim:transitionFilter smil:dur="1s" smil:targetElement="id1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" anim:sub-item="text" smil:attributeName="visibility" smil:to="visible"/>
                  <anim:transitionFilter smil:dur="1s" smil:targetElement="id1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5" anim:sub-item="text" smil:attributeName="visibility" smil:to="visible"/>
                  <anim:transitionFilter smil:dur="1s" smil:targetElement="id1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6" anim:sub-item="text" smil:attributeName="visibility" smil:to="visible"/>
                  <anim:transitionFilter smil:dur="1s" smil:targetElement="id1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7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LASSPATH" draw:style-name="dp1" draw:master-page-name="Normal1" presentation:presentation-page-layout-name="AL2T1">
        <office:forms form:automatic-focus="false" form:apply-design-mode="false"/>
        <draw:frame presentation:style-name="pr16" draw:text-style-name="P4" draw:layer="layout" svg:width="21.779cm" svg:height="14.627cm" svg:x="3.723cm" svg:y="5.379cm" presentation:class="outline" presentation:user-transformed="true">
          <draw:text-box>
            <text:list text:style-name="L2">
              <text:list-item>
                <text:p text:id="id17" text:style-name="P4"><text:span text:style-name="T14">Potrzebne dla </text:span><text:span text:style-name="T15">java</text:span> by znaleźć klasy</text:p>
              </text:list-item>
            </text:list>
            <text:list text:style-name="L2">
              <text:list-item>
                <text:p text:id="id18" text:style-name="P4">Lista katalogów i archiwów klas</text:p>
              </text:list-item>
            </text:list>
            <text:list text:style-name="L2">
              <text:list-item>
                <text:p text:id="id19" text:style-name="P4">Archiwa</text:p>
              </text:list-item>
            </text:list>
            <text:list text:style-name="L2">
              <text:list-item>
                <text:list>
                  <text:list-item>
                    <text:p text:id="id20" text:style-name="P12">Pliki Zip i Jar</text:p>
                  </text:list-item>
                </text:list>
              </text:list-item>
            </text:list>
            <text:list text:style-name="L2">
              <text:list-item>
                <text:p text:id="id21" text:style-name="P4">Separatory</text:p>
              </text:list-item>
            </text:list>
            <text:list text:style-name="L2">
              <text:list-item>
                <text:list>
                  <text:list-item>
                    <text:p text:id="id22" text:style-name="P12"><text:span text:style-name="T16">;</text:span> (Windows) lub <text:span text:style-name="T16">:</text:span> (Unices)</text:p>
                  </text:list-item>
                </text:list>
              </text:list-item>
            </text:list>
            <text:list text:style-name="L2">
              <text:list-item>
                <text:p text:id="id23" text:style-name="P4">Przykład</text:p>
              </text:list-item>
            </text:list>
            <text:list text:style-name="L2">
              <text:list-item>
                <text:list>
                  <text:list-item>
                    <text:p text:id="id24" text:style-name="P12"><text:span text:style-name="T17">set CLASSPATH=.</text:span><text:span text:style-name="T18">;</text:span><text:span text:style-name="T17">c:\Fridge;c:\fridge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" text:style-name="P12"><text:span text:style-name="T17">export CLASSPATH=.:/fridge:/fridge.jar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196cm" svg:height="6.953cm" svg:x="0cm" svg:y="14.05cm">
          <draw:text-box>
            <text:p text:style-name="P5">C</text:p>
            <text:p text:style-name="P5">L</text:p>
            <text:p text:style-name="P5">A</text:p>
            <text:p text:style-name="P5">S</text:p>
            <text:p text:style-name="P5">S</text:p>
            <text:p text:style-name="P5">P</text:p>
            <text:p text:style-name="P5">A</text:p>
            <text:p text:style-name="P5">T</text:p>
            <text:p text:style-name="P5">H</text:p>
          </draw:text-box>
        </draw:frame>
        <draw:frame presentation:style-name="pr8" draw:text-style-name="P5" draw:layer="layout" svg:width="26.803cm" svg:height="3.507cm" svg:x="1.197cm" svg:y="0.559cm" presentation:class="title">
          <draw:text-box>
            <text:p text:style-name="P5">CLASSPATH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8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ckages and Directories" draw:style-name="dp1" draw:master-page-name="Normal1" presentation:presentation-page-layout-name="AL2T1">
        <office:forms form:automatic-focus="false" form:apply-design-mode="false"/>
        <draw:frame presentation:style-name="pr17" draw:text-style-name="P4" draw:layer="layout" svg:width="24.136cm" svg:height="10.947cm" svg:x="2.53cm" svg:y="7.079cm" presentation:class="outline" presentation:user-transformed="true">
          <draw:text-box>
            <text:list text:style-name="L2">
              <text:list-item>
                <text:p text:style-name="P4"><text:span text:style-name="T17">set CLASSPATH=</text:span>.;<text:span text:style-name="T17">c:\Fridge</text:span></text:p>
              </text:list-item>
            </text:list>
            <text:list text:style-name="L2">
              <text:list-item>
                <text:p text:style-name="P4"><text:span text:style-name="T19">Odwzorowywanie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9">Pakiet</text:span><text:span text:style-name="T19"><text:tab/></text:span><text:span text:style-name="T20">pl.kti.CompPro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9">Katalog</text:span><text:span text:style-name="T19"><text:tab/></text:span><text:span text:style-name="T20">pl\kti\CompPro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9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9">Klasa</text:span><text:span text:style-name="T19"><text:tab/></text:span><text:span text:style-name="T20">pl.kti.CompProg.Frid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9">Plik</text:span><text:span text:style-name="T19"><text:tab/></text:span><text:span text:style-name="T20">pl\kti\CompProg\Fridge.clas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196cm" svg:height="6.953cm" svg:x="0cm" svg:y="14.05cm">
          <draw:text-box>
            <text:p text:style-name="P5">C</text:p>
            <text:p text:style-name="P5">L</text:p>
            <text:p text:style-name="P5">A</text:p>
            <text:p text:style-name="P5">S</text:p>
            <text:p text:style-name="P5">S</text:p>
            <text:p text:style-name="P5">P</text:p>
            <text:p text:style-name="P5">A</text:p>
            <text:p text:style-name="P5">T</text:p>
            <text:p text:style-name="P5">H</text:p>
          </draw:text-box>
        </draw:frame>
        <draw:frame presentation:style-name="pr8" draw:text-style-name="P5" draw:layer="layout" svg:width="26.803cm" svg:height="3.507cm" svg:x="1.197cm" svg:y="0.559cm" presentation:class="title">
          <draw:text-box>
            <text:p text:style-name="P5">Pakiety i katalogi</text:p>
          </draw:text-box>
        </draw:frame>
        <presentation:notes draw:style-name="dp2">
          <draw:page-thumbnail draw:style-name="gr6" draw:layer="layout" svg:width="13.705cm" svg:height="10.279cm" svg:x="3.641cm" svg:y="2.853cm" draw:page-number="9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Java Archives" draw:style-name="dp1" draw:master-page-name="Section" presentation:presentation-page-layout-name="AL3T19">
        <office:forms form:automatic-focus="false" form:apply-design-mode="false"/>
        <draw:frame presentation:style-name="pr12" draw:text-style-name="P5" draw:layer="layout" svg:width="15.156cm" svg:height="3.503cm" svg:x="3.913cm" svg:y="8.416cm" presentation:class="title" presentation:user-transformed="true">
          <draw:text-box>
            <text:p text:style-name="P5">Archiwa Javy (JAR)</text:p>
          </draw:text-box>
        </draw:frame>
        <presentation:notes draw:style-name="dp2">
          <draw:page-thumbnail draw:style-name="gr6" draw:layer="layout" svg:width="12.7cm" svg:height="9.525cm" svg:x="4.175cm" svg:y="3.005cm" draw:page-number="10" presentation:class="page"/>
          <draw:frame presentation:style-name="pr18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Zip and Jar files" draw:style-name="dp1" draw:master-page-name="Normal1" presentation:presentation-page-layout-name="AL2T1">
        <office:forms form:automatic-focus="false" form:apply-design-mode="false"/>
        <draw:frame presentation:style-name="pr19" draw:text-style-name="P4" draw:layer="layout" svg:width="20.377cm" svg:height="12.311cm" svg:x="4.421cm" svg:y="6.438cm" presentation:class="outline" presentation:user-transformed="true">
          <draw:text-box>
            <text:list text:style-name="L2">
              <text:list-item>
                <text:p text:id="id26" text:style-name="P4">Zip</text:p>
              </text:list-item>
            </text:list>
            <text:list text:style-name="L2">
              <text:list-item>
                <text:list>
                  <text:list-item>
                    <text:p text:id="id27" text:style-name="P12">Phil Katz (PKWAR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8" text:style-name="P12">Rozszerzenie <text:span text:style-name="T15">.zip</text:span>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12">Skompresowany zbiór plików i katalogów</text:p>
                  </text:list-item>
                </text:list>
              </text:list-item>
            </text:list>
            <text:list text:style-name="L2">
              <text:list-item>
                <text:p text:id="id30" text:style-name="P4">Jar</text:p>
              </text:list-item>
            </text:list>
            <text:list text:style-name="L2">
              <text:list-item>
                <text:list>
                  <text:list-item>
                    <text:p text:id="id31" text:style-name="P12">Sun Micro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2" text:style-name="P12">Rozszerzenie <text:span text:style-name="T15">extension.jar</text:span>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3" text:style-name="P12">Pliki Zip + opcjonalny katalog META-INF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1.196cm" svg:height="6.943cm" svg:x="0cm" svg:y="14.071cm">
          <draw:text-box>
            <text:p text:style-name="P5">A</text:p>
            <text:p text:style-name="P5">R</text:p>
            <text:p text:style-name="P5">C</text:p>
            <text:p text:style-name="P5">H</text:p>
            <text:p text:style-name="P5">I</text:p>
            <text:p text:style-name="P5">W</text:p>
            <text:p text:style-name="P5">A</text:p>
            <text:p text:style-name="P5"/>
            <text:p text:style-name="P5">J</text:p>
            <text:p text:style-name="P5">A</text:p>
            <text:p text:style-name="P5">V</text:p>
            <text:p text:style-name="P5">Y</text:p>
          </draw:text-box>
        </draw:frame>
        <draw:frame presentation:style-name="pr8" draw:text-style-name="P5" draw:layer="layout" svg:width="26.803cm" svg:height="3.507cm" svg:x="1.197cm" svg:y="0.559cm" presentation:class="title">
          <draw:text-box>
            <text:p text:style-name="P5">Pliki Zip i Ja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1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Jar Manifest" draw:style-name="dp1" draw:master-page-name="Normal1" presentation:presentation-page-layout-name="AL2T1">
        <office:forms form:automatic-focus="false" form:apply-design-mode="false"/>
        <draw:frame presentation:style-name="pr20" draw:text-style-name="P17" draw:layer="layout" svg:width="23.065cm" svg:height="10.405cm" svg:x="3.066cm" svg:y="7.038cm" presentation:class="outline" presentation:user-transformed="true">
          <draw:text-box>
            <text:list text:style-name="L2">
              <text:list-item>
                <text:p text:id="id34" text:style-name="P4"><text:span text:style-name="T21">Plik MANIFEST.MF</text:span></text:p>
              </text:list-item>
            </text:list>
            <text:list text:style-name="L2">
              <text:list-item>
                <text:p text:id="id35" text:style-name="P4"><text:span text:style-name="T21">W katalogu META-INF</text:span></text:p>
              </text:list-item>
            </text:list>
            <text:list text:style-name="L2">
              <text:list-item>
                <text:p text:id="id36" text:style-name="P4"><text:span text:style-name="T21">Struktura manifestu</text:span></text:p>
              </text:list-item>
            </text:list>
            <text:list text:style-name="L2">
              <text:list-item>
                <text:list>
                  <text:list-item>
                    <text:p text:id="id37" text:style-name="P16"><text:span text:style-name="T22">Manifest-Version: 1.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" text:style-name="P16"><text:span text:style-name="T22">Created-By: 1.2 (Sun Microsystems Inc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2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16"><text:span text:style-name="T22">Main-Class: pl.kti.CompProg.Fridge</text:span></text:p>
                  </text:list-item>
                </text:list>
              </text:list-item>
            </text:list>
          </draw:text-box>
        </draw:frame>
        <draw:frame presentation:style-name="pr8" draw:text-style-name="P5" draw:layer="layout" svg:width="26.803cm" svg:height="3.507cm" svg:x="1.197cm" svg:y="0.559cm" presentation:class="title">
          <draw:text-box>
            <text:p text:style-name="P5">Jar Manifest</text:p>
          </draw:text-box>
        </draw:frame>
        <draw:frame draw:style-name="gr7" draw:text-style-name="P5" draw:layer="layout" svg:width="1.196cm" svg:height="6.943cm" svg:x="0cm" svg:y="14.072cm">
          <draw:text-box>
            <text:p text:style-name="P5">A</text:p>
            <text:p text:style-name="P5">R</text:p>
            <text:p text:style-name="P5">C</text:p>
            <text:p text:style-name="P5">H</text:p>
            <text:p text:style-name="P5">I</text:p>
            <text:p text:style-name="P5">W</text:p>
            <text:p text:style-name="P5">A</text:p>
            <text:p text:style-name="P5"/>
            <text:p text:style-name="P5">J</text:p>
            <text:p text:style-name="P5">A</text:p>
            <text:p text:style-name="P5">V</text:p>
            <text:p text:style-name="P5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4" anim:sub-item="text" smil:attributeName="visibility" smil:to="visible"/>
                  <anim:transitionFilter smil:dur="1s" smil:targetElement="id3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5" anim:sub-item="text" smil:attributeName="visibility" smil:to="visible"/>
                  <anim:transitionFilter smil:dur="1s" smil:targetElement="id3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6" anim:sub-item="text" smil:attributeName="visibility" smil:to="visible"/>
                  <anim:transitionFilter smil:dur="1s" smil:targetElement="id3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7" anim:sub-item="text" smil:attributeName="visibility" smil:to="visible"/>
                  <anim:transitionFilter smil:dur="1s" smil:targetElement="id3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8" anim:sub-item="text" smil:attributeName="visibility" smil:to="visible"/>
                  <anim:transitionFilter smil:dur="1s" smil:targetElement="id3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9" anim:sub-item="text" smil:attributeName="visibility" smil:to="visible"/>
                  <anim:transitionFilter smil:dur="1s" smil:targetElement="id3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2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Jar tool" draw:style-name="dp1" draw:master-page-name="Normal1" presentation:presentation-page-layout-name="AL2T1">
        <office:forms form:automatic-focus="false" form:apply-design-mode="false"/>
        <draw:frame presentation:style-name="pr21" draw:text-style-name="P17" draw:layer="layout" svg:width="24.966cm" svg:height="12.169cm" svg:x="2.115cm" svg:y="6.139cm" presentation:class="outline" presentation:user-transformed="true">
          <draw:text-box>
            <text:list text:style-name="L2">
              <text:list-item>
                <text:p text:id="id40" text:style-name="P4"><text:span text:style-name="T21">Tworzenie pliku .jar</text:span></text:p>
              </text:list-item>
            </text:list>
            <text:list text:style-name="L2">
              <text:list-item>
                <text:list>
                  <text:list-item>
                    <text:p text:id="id41" text:style-name="P12"><text:span text:style-name="T22">jar cf myFile.jar Cat.class animals/</text:span></text:p>
                  </text:list-item>
                </text:list>
              </text:list-item>
            </text:list>
            <text:list text:style-name="L2">
              <text:list-item>
                <text:p text:id="id42" text:style-name="P4"><text:span text:style-name="T21">Tworzenie pliku .jar z manifestem</text:span></text:p>
              </text:list-item>
            </text:list>
            <text:list text:style-name="L2">
              <text:list-item>
                <text:list>
                  <text:list-item>
                    <text:p text:id="id43" text:style-name="P12"><text:span text:style-name="T22">jar cmf myManifestFile myFile.jar *.class</text:span></text:p>
                  </text:list-item>
                </text:list>
              </text:list-item>
            </text:list>
            <text:list text:style-name="L2">
              <text:list-item>
                <text:p text:id="id44" text:style-name="P4"><text:span text:style-name="T21">Rozpakowanie pliku .jar</text:span></text:p>
              </text:list-item>
            </text:list>
            <text:list text:style-name="L2">
              <text:list-item>
                <text:list>
                  <text:list-item>
                    <text:p text:id="id45" text:style-name="P12"><text:span text:style-name="T22">jar xf myFile.jar</text:span></text:p>
                  </text:list-item>
                </text:list>
              </text:list-item>
            </text:list>
            <text:list text:style-name="L2">
              <text:list-item>
                <text:p text:id="id46" text:style-name="P4"><text:span text:style-name="T21">Uaktualnienie pliku .jar</text:span></text:p>
              </text:list-item>
            </text:list>
            <text:list text:style-name="L2">
              <text:list-item>
                <text:list>
                  <text:list-item>
                    <text:p text:id="id47" text:style-name="P12"><text:span text:style-name="T22">jar uf myFile.jar newVersion.class</text:span></text:p>
                  </text:list-item>
                </text:list>
              </text:list-item>
            </text:list>
          </draw:text-box>
        </draw:frame>
        <draw:frame presentation:style-name="pr8" draw:text-style-name="P5" draw:layer="layout" svg:width="26.803cm" svg:height="3.507cm" svg:x="1.197cm" svg:y="0.559cm" presentation:class="title">
          <draw:text-box>
            <text:p text:style-name="P5">Narzędzie <text:span text:style-name="T23">Jar</text:span></text:p>
          </draw:text-box>
        </draw:frame>
        <draw:frame draw:style-name="gr7" draw:text-style-name="P5" draw:layer="layout" svg:width="1.196cm" svg:height="6.943cm" svg:x="0cm" svg:y="14.072cm">
          <draw:text-box>
            <text:p text:style-name="P5">A</text:p>
            <text:p text:style-name="P5">R</text:p>
            <text:p text:style-name="P5">C</text:p>
            <text:p text:style-name="P5">H</text:p>
            <text:p text:style-name="P5">I</text:p>
            <text:p text:style-name="P5">W</text:p>
            <text:p text:style-name="P5">A</text:p>
            <text:p text:style-name="P5"/>
            <text:p text:style-name="P5">J</text:p>
            <text:p text:style-name="P5">A</text:p>
            <text:p text:style-name="P5">V</text:p>
            <text:p text:style-name="P5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0" anim:sub-item="text" smil:attributeName="visibility" smil:to="visible"/>
                  <anim:transitionFilter smil:dur="1s" smil:targetElement="id4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1" anim:sub-item="text" smil:attributeName="visibility" smil:to="visible"/>
                  <anim:transitionFilter smil:dur="1s" smil:targetElement="id4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2" anim:sub-item="text" smil:attributeName="visibility" smil:to="visible"/>
                  <anim:transitionFilter smil:dur="1s" smil:targetElement="id4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3" anim:sub-item="text" smil:attributeName="visibility" smil:to="visible"/>
                  <anim:transitionFilter smil:dur="1s" smil:targetElement="id4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4" anim:sub-item="text" smil:attributeName="visibility" smil:to="visible"/>
                  <anim:transitionFilter smil:dur="1s" smil:targetElement="id4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5" anim:sub-item="text" smil:attributeName="visibility" smil:to="visible"/>
                  <anim:transitionFilter smil:dur="1s" smil:targetElement="id4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7" anim:sub-item="text" smil:attributeName="visibility" smil:to="visible"/>
                  <anim:transitionFilter smil:dur="1s" smil:targetElement="id4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3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Reflection" draw:style-name="dp1" draw:master-page-name="Section" presentation:presentation-page-layout-name="AL3T19">
        <office:forms form:automatic-focus="false" form:apply-design-mode="false"/>
        <draw:frame presentation:style-name="pr12" draw:text-style-name="P5" draw:layer="layout" svg:width="15.156cm" svg:height="3.503cm" svg:x="3.913cm" svg:y="8.416cm" presentation:class="title" presentation:user-transformed="true">
          <draw:text-box>
            <text:p text:style-name="P5">Refleksja</text:p>
          </draw:text-box>
        </draw:frame>
        <presentation:notes draw:style-name="dp2">
          <draw:page-thumbnail draw:style-name="gr6" draw:layer="layout" svg:width="12.7cm" svg:height="9.525cm" svg:x="4.175cm" svg:y="3.005cm" draw:page-number="14" presentation:class="page"/>
          <draw:frame presentation:style-name="pr22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Reflection Overview" draw:style-name="dp1" draw:master-page-name="Normal1" presentation:presentation-page-layout-name="AL2T1">
        <office:forms form:automatic-focus="false" form:apply-design-mode="false"/>
        <draw:frame presentation:style-name="pr23" draw:text-style-name="P4" draw:layer="layout" svg:width="14.505cm" svg:height="13.236cm" svg:x="7.355cm" svg:y="6.138cm" presentation:class="outline" presentation:user-transformed="true">
          <draw:text-box>
            <text:list text:style-name="L2">
              <text:list-item>
                <text:p text:id="id48" text:style-name="P4">Manipulowanie</text:p>
              </text:list-item>
            </text:list>
            <text:list text:style-name="L2">
              <text:list-item>
                <text:list>
                  <text:list-item>
                    <text:p text:id="id49" text:style-name="P12">Interfejsó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12">Kl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12">Konstruktoró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12">Meto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12">Atrybutów</text:p>
                  </text:list-item>
                </text:list>
              </text:list-item>
            </text:list>
            <text:list text:style-name="L2">
              <text:list-item>
                <text:p text:id="id54" text:style-name="P4">The Reflection API</text:p>
              </text:list-item>
            </text:list>
            <text:list text:style-name="L2">
              <text:list-item>
                <text:list>
                  <text:list-item>
                    <text:p text:id="id55" text:style-name="P12">Zbiór klas reprezentujących<text:line-break/>powyższe pojęcia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1.196cm" svg:height="6.943cm" svg:x="0cm" svg:y="14.071cm">
          <draw:text-box>
            <text:p text:style-name="P5">R</text:p>
            <text:p text:style-name="P5">E</text:p>
            <text:p text:style-name="P5">F</text:p>
            <text:p text:style-name="P5">L</text:p>
            <text:p text:style-name="P5">E</text:p>
            <text:p text:style-name="P5">K</text:p>
            <text:p text:style-name="P5">S</text:p>
            <text:p text:style-name="P5">J</text:p>
            <text:p text:style-name="P5">A</text:p>
          </draw:text-box>
        </draw:frame>
        <draw:frame presentation:style-name="pr8" draw:text-style-name="P5" draw:layer="layout" svg:width="26.803cm" svg:height="3.507cm" svg:x="1.197cm" svg:y="0.559cm" presentation:class="title">
          <draw:text-box>
            <text:p text:style-name="P5">Przegląd refleksj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8" anim:sub-item="text" smil:attributeName="visibility" smil:to="visible"/>
                  <anim:transitionFilter smil:dur="1s" smil:targetElement="id4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9" anim:sub-item="text" smil:attributeName="visibility" smil:to="visible"/>
                  <anim:transitionFilter smil:dur="1s" smil:targetElement="id4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0" anim:sub-item="text" smil:attributeName="visibility" smil:to="visible"/>
                  <anim:transitionFilter smil:dur="1s" smil:targetElement="id5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1" anim:sub-item="text" smil:attributeName="visibility" smil:to="visible"/>
                  <anim:transitionFilter smil:dur="1s" smil:targetElement="id5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2" anim:sub-item="text" smil:attributeName="visibility" smil:to="visible"/>
                  <anim:transitionFilter smil:dur="1s" smil:targetElement="id5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3" anim:sub-item="text" smil:attributeName="visibility" smil:to="visible"/>
                  <anim:transitionFilter smil:dur="1s" smil:targetElement="id5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4" anim:sub-item="text" smil:attributeName="visibility" smil:to="visible"/>
                  <anim:transitionFilter smil:dur="1s" smil:targetElement="id5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5" anim:sub-item="text" smil:attributeName="visibility" smil:to="visible"/>
                  <anim:transitionFilter smil:dur="1s" smil:targetElement="id5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5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java.lang.class" draw:style-name="dp1" draw:master-page-name="Normal1" presentation:presentation-page-layout-name="AL2T1">
        <office:forms form:automatic-focus="false" form:apply-design-mode="false"/>
        <draw:frame presentation:style-name="pr24" draw:text-style-name="P4" draw:layer="layout" svg:width="26.34cm" svg:height="13.83cm" svg:x="1.435cm" svg:y="5.938cm" presentation:class="outline" presentation:user-transformed="true">
          <draw:text-box>
            <text:list text:style-name="L2">
              <text:list-item>
                <text:p text:id="id56" text:style-name="P4">Otrzymanie obiektu <text:span text:style-name="T17">java.lang.Class</text:span> od obiektu</text:p>
              </text:list-item>
            </text:list>
            <text:list text:style-name="L2">
              <text:list-item>
                <text:list>
                  <text:list-item>
                    <text:p text:id="id57" text:style-name="P12"><text:span text:style-name="T24">IZwierzę zwierzę = new Kot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12"><text:span text:style-name="T24">Class k = zwierzę.getClass();</text:span></text:p>
                  </text:list-item>
                </text:list>
              </text:list-item>
            </text:list>
            <text:list text:style-name="L2">
              <text:list-item>
                <text:p text:id="id59" text:style-name="P4">Uzyskanie informacji za pomocą <text:span text:style-name="T17">java.lang.Class</text:span></text:p>
              </text:list-item>
            </text:list>
            <text:list text:style-name="L2">
              <text:list-item>
                <text:list>
                  <text:list-item>
                    <text:p text:id="id60" text:style-name="P12"><text:span text:style-name="T24">Class nadklasa = k.getSuperclass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12"><text:span text:style-name="T24">String nazwaKlasy = k.getName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12"><text:span text:style-name="T24">boolean jestInterfejsem = k.isInterface();</text:span></text:p>
                  </text:list-item>
                </text:list>
              </text:list-item>
            </text:list>
            <text:list text:style-name="L2">
              <text:list-item>
                <text:p text:id="id63" text:style-name="P4">Tworzenie instancji <text:span text:style-name="T17">java.lang.Class</text:span></text:p>
              </text:list-item>
            </text:list>
            <text:list text:style-name="L2">
              <text:list-item>
                <text:list>
                  <text:list-item>
                    <text:p text:id="id64" text:style-name="P12"><text:span text:style-name="T24">Class k = new Class(“pl.Kot”);</text:span></text:p>
                  </text:list-item>
                </text:list>
              </text:list-item>
            </text:list>
          </draw:text-box>
        </draw:frame>
        <draw:frame presentation:style-name="pr8" draw:text-style-name="P5" draw:layer="layout" svg:width="26.803cm" svg:height="3.507cm" svg:x="1.197cm" svg:y="0.559cm" presentation:class="title">
          <draw:text-box>
            <text:p text:style-name="P5">Klasa <text:span text:style-name="T23">java.lang.Class</text:span></text:p>
          </draw:text-box>
        </draw:frame>
        <draw:frame draw:style-name="gr7" draw:text-style-name="P5" draw:layer="layout" svg:width="1.196cm" svg:height="6.943cm" svg:x="0cm" svg:y="14.072cm">
          <draw:text-box>
            <text:p text:style-name="P5">R</text:p>
            <text:p text:style-name="P5">E</text:p>
            <text:p text:style-name="P5">F</text:p>
            <text:p text:style-name="P5">L</text:p>
            <text:p text:style-name="P5">E</text:p>
            <text:p text:style-name="P5">K</text:p>
            <text:p text:style-name="P5">S</text:p>
            <text:p text:style-name="P5">J</text:p>
            <text:p text:style-name="P5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6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reating Objects" draw:style-name="dp1" draw:master-page-name="Normal1" presentation:presentation-page-layout-name="AL2T1">
        <office:forms form:automatic-focus="false" form:apply-design-mode="false"/>
        <draw:frame presentation:style-name="pr25" draw:text-style-name="P4" draw:layer="layout" svg:width="24.288cm" svg:height="13.539cm" svg:x="2.463cm" svg:y="5.938cm" presentation:class="outline" presentation:user-transformed="true">
          <draw:text-box>
            <text:list text:style-name="L2">
              <text:list-item>
                <text:p text:id="id65" text:style-name="P4">Pusty konstruktor</text:p>
              </text:list-item>
            </text:list>
            <text:list text:style-name="L2">
              <text:list-item>
                <text:list>
                  <text:list-item>
                    <text:p text:id="id66" text:style-name="P12"><text:span text:style-name="T24">Object o = k.newInstance();</text:span></text:p>
                  </text:list-item>
                </text:list>
              </text:list-item>
            </text:list>
            <text:list text:style-name="L2">
              <text:list-item>
                <text:p text:id="id67" text:style-name="P4">Uzyskanie informacji nt. konstruktorów</text:p>
              </text:list-item>
            </text:list>
            <text:list text:style-name="L2">
              <text:list-item>
                <text:list>
                  <text:list-item>
                    <text:p text:id="id68" text:style-name="P12"><text:span text:style-name="T24">Constructor[] konstry = k.getConstructors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12"><text:span text:style-name="T24">Class[] typParam = new Class[]{String.class}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12"><text:span text:style-name="T24">Constructor konstr= k.getConstructor(typParam);</text:span></text:p>
                  </text:list-item>
                </text:list>
              </text:list-item>
            </text:list>
            <text:list text:style-name="L2">
              <text:list-item>
                <text:p text:id="id71" text:style-name="P4">Tworzenie obiektu</text:p>
              </text:list-item>
            </text:list>
            <text:list text:style-name="L2">
              <text:list-item>
                <text:list>
                  <text:list-item>
                    <text:p text:id="id72" text:style-name="P12"><text:span text:style-name="T24">Object[] param = new Object[]{“Felix”}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3" text:style-name="P12"><text:span text:style-name="T24">Object kotFelix = konstr.newInstance(param);</text:span></text:p>
                  </text:list-item>
                </text:list>
              </text:list-item>
            </text:list>
          </draw:text-box>
        </draw:frame>
        <draw:frame presentation:style-name="pr8" draw:text-style-name="P5" draw:layer="layout" svg:width="26.803cm" svg:height="3.507cm" svg:x="1.197cm" svg:y="0.559cm" presentation:class="title">
          <draw:text-box>
            <text:p text:style-name="P5">Tworzenie obiektów</text:p>
          </draw:text-box>
        </draw:frame>
        <draw:frame draw:style-name="gr7" draw:text-style-name="P5" draw:layer="layout" svg:width="1.196cm" svg:height="6.943cm" svg:x="0cm" svg:y="14.072cm">
          <draw:text-box>
            <text:p text:style-name="P5">R</text:p>
            <text:p text:style-name="P5">E</text:p>
            <text:p text:style-name="P5">F</text:p>
            <text:p text:style-name="P5">L</text:p>
            <text:p text:style-name="P5">E</text:p>
            <text:p text:style-name="P5">K</text:p>
            <text:p text:style-name="P5">S</text:p>
            <text:p text:style-name="P5">J</text:p>
            <text:p text:style-name="P5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5" anim:sub-item="text" smil:attributeName="visibility" smil:to="visible"/>
                  <anim:transitionFilter smil:dur="1s" smil:targetElement="id6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6" anim:sub-item="text" smil:attributeName="visibility" smil:to="visible"/>
                  <anim:transitionFilter smil:dur="1s" smil:targetElement="id6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7" anim:sub-item="text" smil:attributeName="visibility" smil:to="visible"/>
                  <anim:transitionFilter smil:dur="1s" smil:targetElement="id6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8" anim:sub-item="text" smil:attributeName="visibility" smil:to="visible"/>
                  <anim:transitionFilter smil:dur="1s" smil:targetElement="id6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9" anim:sub-item="text" smil:attributeName="visibility" smil:to="visible"/>
                  <anim:transitionFilter smil:dur="1s" smil:targetElement="id6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0" anim:sub-item="text" smil:attributeName="visibility" smil:to="visible"/>
                  <anim:transitionFilter smil:dur="1s" smil:targetElement="id7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1" anim:sub-item="text" smil:attributeName="visibility" smil:to="visible"/>
                  <anim:transitionFilter smil:dur="1s" smil:targetElement="id7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2" anim:sub-item="text" smil:attributeName="visibility" smil:to="visible"/>
                  <anim:transitionFilter smil:dur="1s" smil:targetElement="id7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3" anim:sub-item="text" smil:attributeName="visibility" smil:to="visible"/>
                  <anim:transitionFilter smil:dur="1s" smil:targetElement="id7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7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alling Methods" draw:style-name="dp1" draw:master-page-name="Normal1" presentation:presentation-page-layout-name="AL2T1">
        <office:forms form:automatic-focus="false" form:apply-design-mode="false"/>
        <draw:frame presentation:style-name="pr26" draw:text-style-name="P4" draw:layer="layout" svg:width="25.22cm" svg:height="10.019cm" svg:x="1.994cm" svg:y="7.538cm" presentation:class="outline" presentation:user-transformed="true">
          <draw:text-box>
            <text:list text:style-name="L2">
              <text:list-item>
                <text:p text:id="id74" text:style-name="P4">Uzyskanie informacji nt. metod</text:p>
              </text:list-item>
            </text:list>
            <text:list text:style-name="L2">
              <text:list-item>
                <text:list>
                  <text:list-item>
                    <text:p text:id="id75" text:style-name="P12"><text:span text:style-name="T24">Method[] metody = k.getMethods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6" text:style-name="P12"><text:span text:style-name="T24">Class[] typParam = new Class[]{Integer.class}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7" text:style-name="P12"><text:span text:style-name="T24">Method metoda= c.getMethod(“jedz”, typParam);</text:span></text:p>
                  </text:list-item>
                </text:list>
              </text:list-item>
            </text:list>
            <text:list text:style-name="L2">
              <text:list-item>
                <text:p text:id="id78" text:style-name="P4">Wywołanie metody</text:p>
              </text:list-item>
            </text:list>
            <text:list text:style-name="L2">
              <text:list-item>
                <text:list>
                  <text:list-item>
                    <text:p text:id="id79" text:style-name="P12"><text:span text:style-name="T24">Object[] param = new Object[]{new Integer(200)}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0" text:style-name="P12"><text:span text:style-name="T24">Object mójWynik = metoda.invoke(kotFelix, param);</text:span></text:p>
                  </text:list-item>
                </text:list>
              </text:list-item>
            </text:list>
          </draw:text-box>
        </draw:frame>
        <draw:frame presentation:style-name="pr8" draw:text-style-name="P5" draw:layer="layout" svg:width="26.803cm" svg:height="3.507cm" svg:x="1.197cm" svg:y="0.559cm" presentation:class="title">
          <draw:text-box>
            <text:p text:style-name="P5">Wywołanie metod</text:p>
          </draw:text-box>
        </draw:frame>
        <draw:frame draw:style-name="gr7" draw:text-style-name="P5" draw:layer="layout" svg:width="1.196cm" svg:height="6.943cm" svg:x="0cm" svg:y="14.072cm">
          <draw:text-box>
            <text:p text:style-name="P5">R</text:p>
            <text:p text:style-name="P5">E</text:p>
            <text:p text:style-name="P5">F</text:p>
            <text:p text:style-name="P5">L</text:p>
            <text:p text:style-name="P5">E</text:p>
            <text:p text:style-name="P5">K</text:p>
            <text:p text:style-name="P5">S</text:p>
            <text:p text:style-name="P5">J</text:p>
            <text:p text:style-name="P5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4" anim:sub-item="text" smil:attributeName="visibility" smil:to="visible"/>
                  <anim:transitionFilter smil:dur="1s" smil:targetElement="id7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5" anim:sub-item="text" smil:attributeName="visibility" smil:to="visible"/>
                  <anim:transitionFilter smil:dur="1s" smil:targetElement="id7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6" anim:sub-item="text" smil:attributeName="visibility" smil:to="visible"/>
                  <anim:transitionFilter smil:dur="1s" smil:targetElement="id7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7" anim:sub-item="text" smil:attributeName="visibility" smil:to="visible"/>
                  <anim:transitionFilter smil:dur="1s" smil:targetElement="id7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8" anim:sub-item="text" smil:attributeName="visibility" smil:to="visible"/>
                  <anim:transitionFilter smil:dur="1s" smil:targetElement="id7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9" anim:sub-item="text" smil:attributeName="visibility" smil:to="visible"/>
                  <anim:transitionFilter smil:dur="1s" smil:targetElement="id7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0" anim:sub-item="text" smil:attributeName="visibility" smil:to="visible"/>
                  <anim:transitionFilter smil:dur="1s" smil:targetElement="id8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8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 examples" draw:style-name="dp1" draw:master-page-name="Section" presentation:presentation-page-layout-name="AL3T19">
        <office:forms form:automatic-focus="false" form:apply-design-mode="false"/>
        <draw:frame presentation:style-name="pr12" draw:text-style-name="P5" draw:layer="layout" svg:width="14.7cm" svg:height="3.503cm" svg:x="3.8cm" svg:y="8.416cm" presentation:class="title" presentation:user-transformed="true">
          <draw:text-box>
            <text:p text:style-name="P5">Przykłady</text:p>
          </draw:text-box>
        </draw:frame>
        <presentation:notes draw:style-name="dp2">
          <draw:page-thumbnail draw:style-name="gr6" draw:layer="layout" svg:width="12.7cm" svg:height="9.525cm" svg:x="4.175cm" svg:y="3.005cm" draw:page-number="19" presentation:class="page"/>
          <draw:frame presentation:style-name="pr27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RFC Viewer Example" draw:style-name="dp1" draw:master-page-name="Normal1" presentation:presentation-page-layout-name="AL2T1">
        <office:forms form:automatic-focus="false" form:apply-design-mode="false"/>
        <draw:g>
          <draw:frame presentation:style-name="pr28" draw:text-style-name="P10" draw:layer="layout" svg:width="13.576cm" svg:height="6.582cm" svg:x="7.81cm" svg:y="8.95cm">
            <draw:text-box>
              <text:p text:style-name="P9"><text:span text:style-name="T8">Dynamiczne zwierzęta</text:span></text:p>
            </draw:text-box>
          </draw:frame>
          <draw:frame draw:style-name="gr8" draw:text-style-name="P11" draw:layer="layout" svg:width="0.008cm" svg:height="0.954cm" svg:x="14.594cm" svg:y="11.643cm">
            <draw:text-box>
              <text:p text:style-name="P5"/>
            </draw:text-box>
          </draw:frame>
          <draw:polyline draw:style-name="gr5" draw:layer="layout" svg:width="14.089cm" svg:height="0.629cm" svg:x="7.553cm" svg:y="9.372cm" svg:viewBox="0 0 14090 630" draw:points="0,630 0,0 14090,0 14090,577">
            <text:p text:style-name="P5"/>
          </draw:polyline>
          <draw:polyline draw:style-name="gr5" draw:layer="layout" svg:width="14.089cm" svg:height="0.63cm" draw:transform="rotate (3.1415926535892) translate (21.6430000000014cm 15.16cm)" svg:viewBox="0 0 14090 631" draw:points="14090,-29689 14090,-30320 0,-30320 0,-29743">
            <text:p text:style-name="P5"/>
          </draw:polyline>
        </draw:g>
        <draw:frame draw:style-name="gr7" draw:text-style-name="P5" draw:layer="layout" svg:width="1.196cm" svg:height="6.943cm" svg:x="0cm" svg:y="14.072cm">
          <draw:text-box>
            <text:p text:style-name="P5">P</text:p>
            <text:p text:style-name="P5">R</text:p>
            <text:p text:style-name="P5">Z</text:p>
            <text:p text:style-name="P5">Y</text:p>
            <text:p text:style-name="P5">K</text:p>
            <text:p text:style-name="P5">Ł</text:p>
            <text:p text:style-name="P5">A</text:p>
            <text:p text:style-name="P5">D</text:p>
            <text:p text:style-name="P5">Y</text:p>
          </draw:text-box>
        </draw:frame>
        <draw:frame presentation:style-name="pr8" draw:text-style-name="P5" draw:layer="layout" svg:width="26.803cm" svg:height="3.507cm" svg:x="1.197cm" svg:y="0.559cm" presentation:class="title" presentation:user-transformed="true">
          <draw:text-box>
            <text:p text:style-name="P5">Przykład refleksji</text:p>
          </draw:text-box>
        </draw:frame>
        <presentation:notes draw:style-name="dp2">
          <draw:page-thumbnail draw:style-name="gr6" draw:layer="layout" svg:width="13.705cm" svg:height="10.279cm" svg:x="3.641cm" svg:y="2.853cm" draw:page-number="20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" draw:style-name="dp1" draw:master-page-name="Section" presentation:presentation-page-layout-name="AL3T19">
        <office:forms form:automatic-focus="false" form:apply-design-mode="false"/>
        <draw:frame presentation:style-name="pr12" draw:text-style-name="P5" draw:layer="layout" svg:width="14.7cm" svg:height="3.503cm" svg:x="3.8cm" svg:y="8.416cm" presentation:class="title" presentation:user-transformed="true">
          <draw:text-box>
            <text:p text:style-name="P5">Podsumowanie</text:p>
          </draw:text-box>
        </draw:frame>
        <presentation:notes draw:style-name="dp2">
          <draw:page-thumbnail draw:style-name="gr6" draw:layer="layout" svg:width="12.7cm" svg:height="9.525cm" svg:x="4.175cm" svg:y="3.005cm" draw:page-number="21" presentation:class="page"/>
          <draw:frame presentation:style-name="pr29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Normal1" presentation:presentation-page-layout-name="AL2T1">
        <office:forms form:automatic-focus="false" form:apply-design-mode="false"/>
        <draw:frame draw:style-name="gr9" draw:text-style-name="P5" draw:layer="layout" svg:width="1.196cm" svg:height="7.043cm" svg:x="0cm" svg:y="14.068cm">
          <draw:text-box>
            <text:p text:style-name="P5"/>
            <text:p text:style-name="P5">P</text:p>
            <text:p text:style-name="P5">O</text:p>
            <text:p text:style-name="P5">D</text:p>
            <text:p text:style-name="P5">S</text:p>
            <text:p text:style-name="P5">U</text:p>
            <text:p text:style-name="P5">M</text:p>
            <text:p text:style-name="P5">O</text:p>
            <text:p text:style-name="P5">W</text:p>
            <text:p text:style-name="P5">A</text:p>
            <text:p text:style-name="P5">N</text:p>
            <text:p text:style-name="P5">I</text:p>
            <text:p text:style-name="P5">E</text:p>
          </draw:text-box>
        </draw:frame>
        <draw:frame presentation:style-name="pr30" draw:text-style-name="P4" draw:layer="layout" svg:width="14.662cm" svg:height="10.881cm" svg:x="7.285cm" svg:y="7.268cm" presentation:class="outline" presentation:user-transformed="true">
          <draw:text-box>
            <text:list text:style-name="L2">
              <text:list-item>
                <text:p text:id="id81" text:style-name="P4">CLASSPATH</text:p>
              </text:list-item>
            </text:list>
            <text:list text:style-name="L2">
              <text:list-item>
                <text:list>
                  <text:list-item>
                    <text:p text:id="id82" text:style-name="P12">Częste źródło problemu</text:p>
                  </text:list-item>
                </text:list>
              </text:list-item>
            </text:list>
            <text:list text:style-name="L2">
              <text:list-item>
                <text:p text:id="id83" text:style-name="P4">Archiwa Javy</text:p>
              </text:list-item>
            </text:list>
            <text:list text:style-name="L2">
              <text:list-item>
                <text:list>
                  <text:list-item>
                    <text:p text:id="id84" text:style-name="P12">Kliknij, aby uruchomić! :-)</text:p>
                  </text:list-item>
                </text:list>
              </text:list-item>
            </text:list>
            <text:list text:style-name="L2">
              <text:list-item>
                <text:p text:id="id85" text:style-name="P4">Refleksja</text:p>
              </text:list-item>
            </text:list>
            <text:list text:style-name="L2">
              <text:list-item>
                <text:list>
                  <text:list-item>
                    <text:p text:id="id86" text:style-name="P12">Zaawansowana technolog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7" text:style-name="P12">Dynamiczne programy</text:p>
                  </text:list-item>
                </text:list>
              </text:list-item>
            </text:list>
          </draw:text-box>
        </draw:frame>
        <draw:frame presentation:style-name="pr8" draw:text-style-name="P5" draw:layer="layout" svg:width="26.803cm" svg:height="3.507cm" svg:x="1.197cm" svg:y="0.559cm" presentation:class="title">
          <draw:text-box>
            <text:p text:style-name="P5">Podsumowani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1" anim:sub-item="text" smil:attributeName="visibility" smil:to="visible"/>
                  <anim:transitionFilter smil:dur="1s" smil:targetElement="id8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2" anim:sub-item="text" smil:attributeName="visibility" smil:to="visible"/>
                  <anim:transitionFilter smil:dur="1s" smil:targetElement="id8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3" anim:sub-item="text" smil:attributeName="visibility" smil:to="visible"/>
                  <anim:transitionFilter smil:dur="1s" smil:targetElement="id8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4" anim:sub-item="text" smil:attributeName="visibility" smil:to="visible"/>
                  <anim:transitionFilter smil:dur="1s" smil:targetElement="id8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5" anim:sub-item="text" smil:attributeName="visibility" smil:to="visible"/>
                  <anim:transitionFilter smil:dur="1s" smil:targetElement="id8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6" anim:sub-item="text" smil:attributeName="visibility" smil:to="visible"/>
                  <anim:transitionFilter smil:dur="1s" smil:targetElement="id8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7" anim:sub-item="text" smil:attributeName="visibility" smil:to="visible"/>
                  <anim:transitionFilter smil:dur="1s" smil:targetElement="id8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2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office:forms form:automatic-focus="false" form:apply-design-mode="false"/>
        <draw:frame presentation:style-name="pr12" draw:text-style-name="P5" draw:layer="layout" svg:width="20.439cm" svg:height="3.503cm" svg:x="4.1cm" svg:y="8.416cm" presentation:class="title" presentation:user-transformed="true">
          <draw:text-box>
            <text:p text:style-name="P5">Do zobaczenia<text:line-break/>za tydzień</text:p>
          </draw:text-box>
        </draw:frame>
        <presentation:notes draw:style-name="dp2">
          <draw:page-thumbnail draw:layer="layout" svg:width="12.7cm" svg:height="9.525cm" svg:x="4.175cm" svg:y="3.005cm" draw:page-number="23"/>
          <draw:frame presentation:style-name="pr7" draw:text-style-name="P18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29658D85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title" style:family="presentation">
      <style:graphic-properties draw:stroke="none" draw:fill="none" draw:textarea-vertical-align="middle">
        <text:list-style style:name="Normal1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1-subtitle" style:family="presentation">
      <style:graphic-properties draw:stroke="none" draw:fill="none" draw:textarea-vertical-align="middle">
        <text:list-style style:name="Normal1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 style:name="Normal1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198cm" fo:margin-right="0cm" fo:margin-top="0cm" fo:margin-bottom="0.498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P-title" style:family="presentation">
      <style:graphic-properties draw:stroke="none" draw:fill="none" draw:fill-color="#000000" draw:textarea-vertical-align="top">
        <text:list-style style:name="WP-title"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WP-subtitle" style:family="presentation">
      <style:graphic-properties draw:stroke="none" draw:fill="none" draw:textarea-vertical-align="middle">
        <text:list-style style:name="WP-subtitle"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 style:name="WP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 style:name="WP-outline1"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title" style:family="presentation">
      <style:graphic-properties draw:stroke="none" draw:fill="none" draw:fill-color="#000000" draw:textarea-vertical-align="top">
        <text:list-style style:name="Section-title"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 style:name="Section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 style:name="Section-outline1"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NormalIntro-title" style:family="presentation">
      <style:graphic-properties draw:stroke="none" draw:fill="none" draw:textarea-vertical-align="middle">
        <text:list-style style:name="NormalIntro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Intro-subtitle" style:family="presentation">
      <style:graphic-properties draw:stroke="none" draw:fill="none" draw:textarea-vertical-align="middle">
        <text:list-style style:name="NormalIntro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 style:name="NormalIntro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499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gr2" style:family="graphic" style:parent-style-name="PageNumber">
      <style:graphic-properties draw:auto-grow-height="true" draw:auto-grow-width="false" fo:max-height="0cm" fo:min-height="0.475cm"/>
    </style:style>
    <style:style style:name="gr3" style:family="graphic" style:parent-style-name="AuthorAndAffiliation">
      <style:graphic-properties draw:auto-grow-height="true" draw:auto-grow-width="false" fo:max-height="0cm" fo:min-height="4.2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5" style:family="presentation" style:parent-style-name="Normal1-title">
      <style:graphic-properties draw:fill-color="#ffffff" draw:auto-grow-height="false" fo:min-height="3.507cm"/>
    </style:style>
    <style:style style:name="pr6" style:family="presentation" style:parent-style-name="Normal1-outline1">
      <style:graphic-properties draw:fill-color="#ffffff" draw:auto-grow-height="false" fo:min-height="13.23cm"/>
    </style:style>
    <style:style style:name="pr7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pr8" style:family="presentation" style:parent-style-name="WP-title">
      <style:graphic-properties draw:fill-color="#ffffff" draw:auto-grow-height="false" fo:min-height="3.177cm"/>
    </style:style>
    <style:style style:name="pr9" style:family="presentation" style:parent-style-name="WP-outline1" style:list-style-name="L6">
      <style:graphic-properties draw:fill-color="#ffffff" draw:auto-grow-height="false" fo:min-height="12.001cm"/>
    </style:style>
    <style:style style:name="pr10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1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pr12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pr13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pr14" style:family="presentation" style:parent-style-name="Section-title">
      <style:graphic-properties draw:fill-color="#ffffff" draw:auto-grow-height="false" fo:min-height="3.177cm"/>
    </style:style>
    <style:style style:name="pr15" style:family="presentation" style:parent-style-name="Section-outline1" style:list-style-name="L6">
      <style:graphic-properties draw:fill-color="#ffffff" draw:auto-grow-height="false" fo:min-height="12.001cm"/>
    </style:style>
    <style:style style:name="pr16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7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18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pr19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20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21" style:family="presentation" style:parent-style-name="NormalIntro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text:enable-numbering="false" fo:text-indent="0cm"/>
      <style:text-properties fo:font-size="12pt"/>
    </style:style>
    <style:style style:name="P16" style:family="paragraph">
      <style:paragraph-properties fo:margin-left="0cm" fo:margin-right="0cm" fo:text-align="end" text:enable-numbering="false" fo:text-indent="0cm"/>
    </style:style>
    <style:style style:name="P17" style:family="paragraph">
      <style:paragraph-properties fo:margin-left="0cm" fo:margin-right="0cm" fo:text-align="end" text:enable-numbering="false" fo:text-indent="0cm"/>
      <style:text-properties fo:font-size="12pt"/>
    </style:style>
    <style:style style:name="P18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T2" style:family="text">
      <style:text-properties fo:font-size="10pt"/>
    </style:style>
    <style:style style:name="T3" style:family="text">
      <style:text-properties fo:font-size="32pt"/>
    </style:style>
    <style:style style:name="T4" style:family="text">
      <style:text-properties fo:font-size="24pt" fo:font-weight="normal"/>
    </style:style>
    <style:style style:name="T5" style:family="text">
      <style:text-properties fo:font-size="24pt" fo:font-style="italic" fo:font-weight="normal"/>
    </style:style>
    <style:style style:name="T6" style:family="text">
      <style:text-properties fo:font-family="Arial" style:font-style-name="Bold" style:font-family-generic="swiss" style:font-pitch="variable" fo:font-size="10pt"/>
    </style:style>
    <style:style style:name="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dp1">
      <office:forms form:automatic-focus="false" form:apply-design-mode="false"/>
      <draw:rect presentation:style-name="pr1" draw:text-style-name="P1" draw:layer="backgroundobjects" svg:width="28cm" svg:height="4.808cm" svg:x="0cm" svg:y="0cm">
        <text:p text:style-name="P3"/>
      </draw:rect>
      <draw:rect presentation:style-name="pr2" draw:text-style-name="P1" draw:layer="backgroundobjects" svg:width="1.168cm" svg:height="14.526cm" svg:x="0cm" svg:y="0cm">
        <text:p text:style-name="P3"/>
      </draw:rect>
      <draw:rect presentation:style-name="pr3" draw:text-style-name="P2" draw:layer="backgroundobjects" svg:width="1.203cm" svg:height="6.931cm" svg:x="0cm" svg:y="14.068cm">
        <text:p text:style-name="P3"/>
      </draw:rect>
      <draw:path presentation:style-name="pr4" draw:text-style-name="P1" draw:layer="backgroundobjects" svg:width="3.973cm" svg:height="4.476cm" svg:x="17.971cm" svg:y="0.2cm" svg:viewBox="0 0 3974 4477" svg:d="m3974 0c-2315 1979 1017 4502-2366 1979s-382 2474-382 2474v24">
        <text:p text:style-name="P3"/>
      </draw:path>
      <draw:polyline presentation:style-name="pr4" draw:text-style-name="P1" draw:layer="backgroundobjects" svg:width="4.56cm" svg:height="5.073cm" draw:transform="rotate (-1.57079632679579) translate (27.7989999999944cm 0.199999999996991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pr5" draw:text-style-name="P3" draw:layer="backgroundobjects" svg:width="26.803cm" svg:height="3.506cm" svg:x="1.197cm" svg:y="0.559cm" presentation:class="title">
        <draw:text-box>
          <text:p text:style-name="P3">Click to edit the title text format</text:p>
        </draw:text-box>
      </draw:frame>
      <draw:frame presentation:style-name="pr6" draw:text-style-name="P5" draw:layer="backgroundobjects" svg:width="23.91cm" svg:height="13.229cm" svg:x="3.257cm" svg:y="5.83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dp2">
      <office:forms form:automatic-focus="false" form:apply-design-mode="false"/>
      <draw:polygon presentation:style-name="pr7" draw:text-style-name="P1" draw:layer="backgroundobjects" svg:width="27.999cm" svg:height="19.294cm" svg:x="0cm" svg:y="1.705cm" svg:viewBox="0 0 28000 19295" draw:points="7446,1316 7149,645 6780,6 6775,0 28000,0 28000,19295 0,19295 0,10749 816,10646 1658,10466 2467,10220 3236,9913 3962,9546 4640,9126 5264,8654 5832,8135 6338,7573 6780,6971 7149,6332 7446,5661 7663,4961 7796,4235 7842,3489 7796,2742 7663,2016">
        <text:p text:style-name="P3"/>
      </draw:polygon>
      <draw:frame presentation:style-name="pr8" draw:text-style-name="P3" draw:layer="backgroundobjects" svg:width="14.7cm" svg:height="3.502cm" svg:x="12.6cm" svg:y="6.216cm" presentation:class="title" presentation:user-transformed="true">
        <draw:text-box>
          <text:p text:style-name="P3">Click to edit the title text format</text:p>
        </draw:text-box>
      </draw:frame>
      <draw:frame presentation:style-name="pr9" draw:text-style-name="P3" draw:layer="backgroundobjects" svg:width="14.852cm" svg:height="1.164cm" svg:x="12.558cm" svg:y="19.135cm" presentation:class="outline">
        <draw:text-box>
          <text:list text:style-name="L5">
            <text:list-item>
              <text:p text:style-name="P3">Click to edit the outline <text:line-break/>text format</text:p>
            </text:list-item>
          </text:list>
        </draw:text-box>
      </draw:frame>
      <draw:frame draw:style-name="gr3" draw:layer="backgroundobjects" svg:width="17.923cm" svg:height="4.235cm" svg:x="7.077cm" svg:y="13.902cm">
        <draw:text-box>
          <text:p text:style-name="P3"><text:span text:style-name="T3">Willy Picard</text:span></text:p>
          <text:p text:style-name="P3"><text:span text:style-name="T4">Katedra Technologii Informacyjnych</text:span></text:p>
          <text:p text:style-name="P3"><text:span text:style-name="T4">Akademia Ekonomiczna w Poznaniu</text:span></text:p>
          <text:p text:style-name="P3"><text:span text:style-name="T5">&lt;picard@kti.ae.poznan.pl&gt;</text:span></text:p>
        </draw:text-box>
      </draw:frame>
      <draw:frame draw:style-name="gr4" draw:text-style-name="P3" draw:layer="backgroundobjects" svg:width="1.526cm" svg:height="0.424cm" draw:transform="rotate (1.5707963267946) translate (0.381cm 20.715cm)">
        <draw:text-box>
          <text:p text:style-name="P3"><text:date style:data-style-name="D1" text:date-value="2008-03-10">08-3-10</text:date></text:p>
        </draw:text-box>
      </draw:frame>
      <draw:frame draw:style-name="gr5" draw:text-style-name="P1" draw:layer="backgroundobjects" svg:width="2.564cm" svg:height="2.513cm" svg:x="2.569cm" svg:y="4.534cm">
        <draw:image xlink:href="Pictures/100002000000005500000055A0E3D772.gif" xlink:type="simple" xlink:show="embed" xlink:actuate="onLoad">
          <text:p text:style-name="P3"/>
        </draw:image>
      </draw:frame>
      <draw:rect presentation:style-name="pr10" draw:text-style-name="P1" draw:layer="backgroundobjects" svg:width="1.094cm" svg:height="21cm" svg:x="0cm" svg:y="0cm">
        <text:p text:style-name="P3"/>
      </draw:rect>
      <draw:polygon presentation:style-name="pr11" draw:text-style-name="P1" draw:layer="backgroundobjects" svg:width="27.999cm" svg:height="1.704cm" svg:x="0cm" svg:y="0cm" svg:viewBox="0 0 28000 1705" draw:points="0,0 28000,0 28000,1705 0,1705">
        <text:p text:style-name="P3"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8-03-10">10.03.08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dp2">
      <office:forms form:automatic-focus="false" form:apply-design-mode="false"/>
      <draw:rect presentation:style-name="pr12" draw:text-style-name="P1" draw:layer="backgroundobjects" svg:width="26.932cm" svg:height="21cm" svg:x="1.067cm" svg:y="-0.001cm">
        <text:p text:style-name="P3"/>
      </draw:rect>
      <draw:polygon presentation:style-name="pr13" draw:text-style-name="P1" draw:layer="backgroundobjects" svg:width="26.905cm" svg:height="6.156cm" svg:x="1.093cm" svg:y="7.097cm" svg:viewBox="0 0 26906 6157" draw:points="0,0 26906,0 26906,6157 0,6157 0,6120 275,5888 678,5424 1006,4902 1251,4331 1404,3718 1457,3073 1404,2427 1251,1814 1006,1243 678,721 275,257 0,24">
        <text:p text:style-name="P3"/>
      </draw:polygon>
      <draw:frame presentation:style-name="pr14" draw:text-style-name="P3" draw:layer="backgroundobjects" svg:width="14.7cm" svg:height="3.502cm" svg:x="3.8cm" svg:y="8.416cm" presentation:class="title" presentation:user-transformed="true">
        <draw:text-box>
          <text:p text:style-name="P3">Click to edit the title text format</text:p>
        </draw:text-box>
      </draw:frame>
      <draw:frame presentation:style-name="pr15" draw:text-style-name="P3" draw:layer="backgroundobjects" svg:width="14.852cm" svg:height="4.569cm" svg:x="12.558cm" svg:y="15.73cm" presentation:class="outline">
        <draw:text-box>
          <text:list text:style-name="L5">
            <text:list-item>
              <text:p text:style-name="P3">Click to edit the outline <text:line-break/>text format</text:p>
            </text:list-item>
          </text:list>
        </draw:text-box>
      </draw:frame>
      <draw:rect presentation:style-name="pr16" draw:text-style-name="P1" draw:layer="backgroundobjects" svg:width="1.094cm" svg:height="21cm" svg:x="0cm" svg:y="-0.001cm">
        <text:p text:style-name="P3"/>
      </draw:rect>
      <draw:path presentation:style-name="pr17" draw:text-style-name="P1" draw:layer="backgroundobjects" svg:width="3.973cm" svg:height="5.973cm" svg:x="17.972cm" svg:y="7.229cm" svg:viewBox="0 0 3974 5974" svg:d="m3974 0c-2315 2641 1017 6007-2366 2641s-382 3301-382 3301v32">
        <text:p text:style-name="P3"/>
      </draw:path>
      <draw:polyline presentation:style-name="pr17" draw:text-style-name="P1" draw:layer="backgroundobjects" svg:width="5.98cm" svg:height="5.073cm" draw:transform="rotate (-1.57079632679579) translate (27.7989999999927cm 7.147999999997cm)" svg:viewBox="0 0 5981 5074" draw:points="0,-50524 625,-51011 1027,-51504 1251,-51988 1339,-52450 1328,-52873 1260,-53249 1178,-53558 1119,-53790 1125,-53930 1238,-53965 1496,-53879 1943,-53660 2618,-53294 3559,-52767 4508,-52280 5194,-52021 5646,-51963 5900,-52072 5981,-52318 5922,-52669 5756,-53097 5511,-53567 5218,-54050 4911,-54515 4618,-54929 4370,-55265 4199,-55489 4133,-55571 4133,-55598">
        <text:p text:style-name="P3"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8-03-10">10.03.08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dp1">
      <office:forms form:automatic-focus="false" form:apply-design-mode="false"/>
      <draw:rect presentation:style-name="pr18" draw:text-style-name="P1" draw:layer="backgroundobjects" svg:width="28cm" svg:height="4.808cm" svg:x="0cm" svg:y="0cm">
        <text:p text:style-name="P3"/>
      </draw:rect>
      <draw:rect presentation:style-name="pr19" draw:text-style-name="P1" draw:layer="backgroundobjects" svg:width="1.168cm" svg:height="21cm" svg:x="0cm" svg:y="0cm">
        <text:p text:style-name="P3"/>
      </draw:rect>
      <draw:path presentation:style-name="pr20" draw:text-style-name="P1" draw:layer="backgroundobjects" svg:width="3.973cm" svg:height="4.476cm" svg:x="17.971cm" svg:y="0.2cm" svg:viewBox="0 0 3974 4477" svg:d="m3974 0c-2315 1979 1017 4502-2366 1979s-382 2474-382 2474v24">
        <text:p text:style-name="P3"/>
      </draw:path>
      <draw:polyline presentation:style-name="pr20" draw:text-style-name="P1" draw:layer="backgroundobjects" svg:width="4.56cm" svg:height="5.073cm" draw:transform="rotate (-1.57079632679579) translate (27.7989999999944cm 0.199999999996991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NormalIntro-title" draw:layer="backgroundobjects" svg:width="26.83cm" svg:height="3.506cm" svg:x="1.17cm" svg:y="0.643cm" presentation:class="title" presentation:placeholder="true">
        <draw:text-box/>
      </draw:frame>
      <draw:frame presentation:style-name="pr21" draw:text-style-name="P5" draw:layer="backgroundobjects" svg:width="23.91cm" svg:height="13.229cm" svg:x="3.257cm" svg:y="5.83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title>Java Archives and Reflection</dc:title>
    <dc:subject>ComputerProgramming</dc:subject>
    <meta:creation-date>2003-05-20T15:12:16</meta:creation-date>
    <dc:creator>Willy Picard</dc:creator>
    <dc:date>2008-03-10T10:54:32</dc:date>
    <meta:printed-by>Willy Picard</meta:printed-by>
    <meta:print-date>2004-10-25T12:50:25</meta:print-date>
    <meta:editing-cycles>458</meta:editing-cycles>
    <meta:editing-duration>P5DT22H7M34S</meta:editing-duration>
    <meta:user-defined meta:name="Info 1"/>
    <meta:user-defined meta:name="Info 2"/>
    <meta:user-defined meta:name="Info 3"/>
    <meta:user-defined meta:name="Info 4"/>
    <meta:document-statistic meta:object-count="158"/>
  </office:meta>
</office:document-meta>
</file>